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style:writing-mode="lr-tb"/>
      <style:text-properties style:font-name="Liberation Serif" officeooo:rsid="001f73ef" officeooo:paragraph-rsid="001f73ef"/>
    </style:style>
    <style:style style:name="P2" style:family="paragraph" style:parent-style-name="Standard">
      <style:paragraph-properties style:writing-mode="lr-tb"/>
      <style:text-properties style:font-name="Liberation Serif" officeooo:rsid="001f73ef" officeooo:paragraph-rsid="001f73ef"/>
    </style:style>
    <style:style style:name="P3" style:family="paragraph" style:parent-style-name="Standard">
      <style:paragraph-properties style:writing-mode="lr-tb"/>
      <style:text-properties style:font-name="Liberation Serif" fo:font-weight="bold" officeooo:rsid="001f73ef" officeooo:paragraph-rsid="001f73ef" style:font-weight-asian="bold" style:font-weight-complex="bold"/>
    </style:style>
    <style:style style:name="P4" style:family="paragraph" style:parent-style-name="Standard">
      <style:paragraph-properties style:writing-mode="lr-tb"/>
      <style:text-properties style:font-name="Liberation Serif" fo:font-weight="normal" officeooo:rsid="001f73ef" officeooo:paragraph-rsid="001f73ef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Single Responsibility Principle</text:p>
        </text:list-item>
        <text:list-item>
          <text:p text:style-name="P1">Open-Closed Principle</text:p>
        </text:list-item>
        <text:list-item>
          <text:p text:style-name="P1">Liskov Substitution Principle</text:p>
        </text:list-item>
        <text:list-item>
          <text:p text:style-name="P1">Interface Segregation Principle</text:p>
        </text:list-item>
        <text:list-item>
          <text:p text:style-name="P1">Dependency Inversion Principle</text:p>
        </text:list-item>
      </text:list>
      <text:p text:style-name="P2"/>
      <text:p text:style-name="P2"/>
      <text:p text:style-name="P3">SRP</text:p>
      <text:p text:style-name="P2">A class should have one and only one reason to change</text:p>
      <text:p text:style-name="P2">کلاس باید به یک نقش پاسخ بدهد</text:p>
      <text:p text:style-name="P2"/>
      <text:p text:style-name="P3">OCP</text:p>
      <text:p text:style-name="P4">Classes should be ope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21:57:09.215563723</meta:creation-date>
    <dc:date>2025-01-01T22:08:16.149088302</dc:date>
    <meta:editing-duration>PT10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43" meta:character-count="258" meta:non-whitespace-character-count="229"/>
  </office:meta>
</office:document-meta>
</file>